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style:text-autospace="none" fo:text-align="center"/>
      <style:text-properties style:font-name-complex="Times New Roman" fo:font-size="14pt" style:font-size-asian="14pt" style:font-size-complex="14pt"/>
    </style:style>
    <style:style style:name="P2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3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5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6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7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8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9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10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11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12" style:parent-style-name="Standard" style:family="paragraph">
      <style:paragraph-properties style:text-autospace="none" fo:text-align="center"/>
    </style:style>
    <style:style style:name="T13" style:parent-style-name="Основнойшрифтабзаца" style:family="text">
      <style:text-properties style:font-name="Arial" style:font-name-asian="Times New Roman" style:font-name-complex="Times New Roman" fo:font-size="18pt" style:font-size-asian="18pt" style:font-size-complex="16pt"/>
    </style:style>
    <style:style style:name="T14" style:parent-style-name="Основнойшрифтабзаца" style:family="text">
      <style:text-properties style:font-name="Arial" style:font-name-asian="Segoe UI Symbol" style:font-name-complex="Segoe UI Symbol" fo:font-size="18pt" style:font-size-asian="18pt" style:font-size-complex="16pt"/>
    </style:style>
    <style:style style:name="T15" style:parent-style-name="Основнойшрифтабзаца" style:family="text">
      <style:text-properties style:font-name="Arial" style:font-name-asian="Times New Roman" style:font-name-complex="Times New Roman" fo:font-size="18pt" style:font-size-asian="18pt" style:font-size-complex="16pt"/>
    </style:style>
    <style:style style:name="P16" style:parent-style-name="Standard" style:family="paragraph">
      <style:paragraph-properties style:text-autospace="none" fo:text-align="center"/>
      <style:text-properties style:font-name="Arial" style:font-name-asian="Times New Roman" style:font-name-complex="Times New Roman" fo:font-size="18pt" style:font-size-asian="18pt" style:font-size-complex="16pt"/>
    </style:style>
    <style:style style:name="P17" style:parent-style-name="Standard" style:family="paragraph">
      <style:paragraph-properties style:text-autospace="none" fo:text-align="center"/>
    </style:style>
    <style:style style:name="T18" style:parent-style-name="Основнойшрифтабзаца" style:family="text">
      <style:text-properties style:font-name="Arial" style:font-name-asian="Times New Roman" style:font-name-complex="Times New Roman" fo:font-size="18pt" style:font-size-asian="18pt" style:font-size-complex="16pt"/>
    </style:style>
    <style:style style:name="P19" style:parent-style-name="Standard" style:family="paragraph">
      <style:paragraph-properties style:text-autospace="none" fo:text-align="center"/>
      <style:text-properties style:font-name="Arial" style:font-name-asian="Times New Roman" style:font-name-complex="Times New Roman" fo:font-size="18pt" style:font-size-asian="18pt" style:font-size-complex="16pt"/>
    </style:style>
    <style:style style:name="P20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21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2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3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4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5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6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7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8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29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30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31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32" style:parent-style-name="Обычный" style:family="paragraph">
      <style:paragraph-properties style:text-autospace="none" fo:text-align="end"/>
      <style:text-properties style:font-name-complex="Times New Roman" fo:font-size="14pt" style:font-size-asian="14pt" style:font-size-complex="14pt"/>
    </style:style>
    <style:style style:name="P33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34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35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36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37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38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39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0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1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2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3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4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5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6" style:parent-style-name="Обычный" style:family="paragraph">
      <style:paragraph-properties style:text-autospace="none"/>
      <style:text-properties style:font-name-complex="Times New Roman" fo:font-size="14pt" style:font-size-asian="14pt" style:font-size-complex="14pt"/>
    </style:style>
    <style:style style:name="P47" style:parent-style-name="Обычный" style:family="paragraph">
      <style:paragraph-properties style:text-autospace="none"/>
      <style:text-properties style:font-name-complex="Times New Roman" fo:font-size="14pt" style:font-size-asian="14pt" style:font-size-complex="14pt"/>
    </style:style>
    <style:style style:name="P48" style:parent-style-name="Обычный" style:family="paragraph">
      <style:paragraph-properties style:text-autospace="none" fo:text-align="center"/>
      <style:text-properties style:font-name-complex="Times New Roman" fo:font-size="14pt" style:font-size-asian="14pt" style:font-size-complex="14pt"/>
    </style:style>
    <style:style style:name="P49" style:parent-style-name="Standard" style:family="paragraph">
      <style:paragraph-properties style:text-autospace="none" fo:text-align="justify" fo:line-height="150%"/>
    </style:style>
    <style:style style:name="T5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5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paragraph-properties style:text-autospace="none" fo:text-align="justify" fo:line-height="150%" fo:text-indent="0.362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style:text-autospace="none" fo:text-align="justify" fo:line-height="150%" fo:text-indent="0.3625in"/>
      <style:text-properties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style:text-autospace="none" fo:text-align="justify" fo:line-height="150%" fo:text-indent="0.362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style:text-autospace="none" fo:text-align="justify" fo:line-height="150%" fo:text-indent="0.3625in"/>
      <style:text-properties style:font-name-asian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style:text-autospace="none" fo:text-align="center" fo:line-height="150%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7" style:parent-style-name="Standard" style:family="paragraph">
      <style:paragraph-properties style:text-autospace="none" fo:margin-top="0.0694in" fo:margin-bottom="0.0826in"/>
    </style:style>
    <style:style style:name="T58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59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60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61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fo:language="en" fo:country="US"/>
    </style:style>
    <style:style style:name="T62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63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fo:language="en" fo:country="US"/>
    </style:style>
    <style:style style:name="T64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65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66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fo:language="en" fo:country="US"/>
    </style:style>
    <style:style style:name="T67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ableColumn69" style:family="table-column">
      <style:table-column-properties style:column-width="6.6715in" style:use-optimal-column-width="false"/>
    </style:style>
    <style:style style:name="Table68" style:family="table">
      <style:table-properties style:width="6.6715in" fo:margin-left="0.0312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34in solid #000000" fo:padding-top="0.0381in" fo:padding-left="0.0381in" fo:padding-bottom="0.0381in" fo:padding-right="0.0381in"/>
    </style:style>
    <style:style style:name="P72" style:parent-style-name="Standard" style:family="paragraph">
      <style:paragraph-properties style:text-autospace="none" fo:margin-top="0.0694in" fo:margin-bottom="0.0826in"/>
    </style:style>
    <style:style style:name="T73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74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fo:language="en" fo:country="US"/>
    </style:style>
    <style:style style:name="T75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76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Standard" style:family="paragraph">
      <style:paragraph-properties style:text-autospace="none" fo:margin-top="0.0694in" fo:margin-bottom="0.0826in"/>
    </style:style>
    <style:style style:name="T80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fo:language="en" fo:country="US"/>
    </style:style>
    <style:style style:name="P81" style:parent-style-name="Standard" style:family="paragraph">
      <style:paragraph-properties style:text-autospace="none" fo:margin-top="0.0694in" fo:margin-bottom="0.0826in"/>
    </style:style>
    <style:style style:name="T82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83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fo:language="en" fo:country="US"/>
    </style:style>
    <style:style style:name="T84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/>
    </style:style>
    <style:style style:name="TableColumn86" style:family="table-column">
      <style:table-column-properties style:column-width="1.3111in" style:use-optimal-column-width="false"/>
    </style:style>
    <style:style style:name="TableColumn87" style:family="table-column">
      <style:table-column-properties style:column-width="0.2687in" style:use-optimal-column-width="false"/>
    </style:style>
    <style:style style:name="TableColumn88" style:family="table-column">
      <style:table-column-properties style:column-width="0.2576in" style:use-optimal-column-width="false"/>
    </style:style>
    <style:style style:name="TableColumn89" style:family="table-column">
      <style:table-column-properties style:column-width="0.2812in" style:use-optimal-column-width="false"/>
    </style:style>
    <style:style style:name="TableColumn90" style:family="table-column">
      <style:table-column-properties style:column-width="0.2923in" style:use-optimal-column-width="false"/>
    </style:style>
    <style:style style:name="TableColumn91" style:family="table-column">
      <style:table-column-properties style:column-width="0.3041in" style:use-optimal-column-width="false"/>
    </style:style>
    <style:style style:name="TableColumn92" style:family="table-column">
      <style:table-column-properties style:column-width="0.2923in" style:use-optimal-column-width="false"/>
    </style:style>
    <style:style style:name="TableColumn93" style:family="table-column">
      <style:table-column-properties style:column-width="0.3631in" style:use-optimal-column-width="false"/>
    </style:style>
    <style:style style:name="TableColumn94" style:family="table-column">
      <style:table-column-properties style:column-width="0.2923in" style:use-optimal-column-width="false"/>
    </style:style>
    <style:style style:name="TableColumn95" style:family="table-column">
      <style:table-column-properties style:column-width="0.3041in" style:use-optimal-column-width="false"/>
    </style:style>
    <style:style style:name="TableColumn96" style:family="table-column">
      <style:table-column-properties style:column-width="0.3048in" style:use-optimal-column-width="false"/>
    </style:style>
    <style:style style:name="TableColumn97" style:family="table-column">
      <style:table-column-properties style:column-width="0.3041in" style:use-optimal-column-width="false"/>
    </style:style>
    <style:style style:name="TableColumn98" style:family="table-column">
      <style:table-column-properties style:column-width="0.3513in" style:use-optimal-column-width="false"/>
    </style:style>
    <style:style style:name="TableColumn99" style:family="table-column">
      <style:table-column-properties style:column-width="0.3159in" style:use-optimal-column-width="false"/>
    </style:style>
    <style:style style:name="TableColumn100" style:family="table-column">
      <style:table-column-properties style:column-width="0.3506in" style:use-optimal-column-width="false"/>
    </style:style>
    <style:style style:name="TableColumn101" style:family="table-column">
      <style:table-column-properties style:column-width="0.293in" style:use-optimal-column-width="false"/>
    </style:style>
    <style:style style:name="TableColumn102" style:family="table-column">
      <style:table-column-properties style:column-width="0.2569in" style:use-optimal-column-width="false"/>
    </style:style>
    <style:style style:name="TableColumn103" style:family="table-column">
      <style:table-column-properties style:column-width="0.2576in" style:use-optimal-column-width="false"/>
    </style:style>
    <style:style style:name="TableColumn104" style:family="table-column">
      <style:table-column-properties style:column-width="0.2909in" style:use-optimal-column-width="false"/>
    </style:style>
    <style:style style:name="Table85" style:family="table">
      <style:table-properties style:width="6.693in" fo:margin-left="0.0312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TableCell107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08" style:parent-style-name="TableContents" style:family="paragraph">
      <style:text-properties fo:language="en" fo:country="US"/>
    </style:style>
    <style:style style:name="TableCell109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0" style:parent-style-name="TableContents" style:family="paragraph">
      <style:text-properties fo:language="en" fo:country="US"/>
    </style:style>
    <style:style style:name="TableCell111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2" style:parent-style-name="TableContents" style:family="paragraph">
      <style:text-properties fo:language="en" fo:country="US"/>
    </style:style>
    <style:style style:name="TableCell113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4" style:parent-style-name="TableContents" style:family="paragraph">
      <style:text-properties fo:language="en" fo:country="US"/>
    </style:style>
    <style:style style:name="TableCell115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6" style:parent-style-name="TableContents" style:family="paragraph">
      <style:text-properties fo:language="en" fo:country="US"/>
    </style:style>
    <style:style style:name="TableCell117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8" style:parent-style-name="TableContents" style:family="paragraph">
      <style:text-properties fo:language="en" fo:country="US"/>
    </style:style>
    <style:style style:name="TableCell119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20" style:parent-style-name="TableContents" style:family="paragraph">
      <style:text-properties fo:language="en" fo:country="US"/>
    </style:style>
    <style:style style:name="TableCell121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22" style:parent-style-name="TableContents" style:family="paragraph">
      <style:text-properties fo:language="en" fo:country="US"/>
    </style:style>
    <style:style style:name="TableCell123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24" style:parent-style-name="TableContents" style:family="paragraph">
      <style:text-properties fo:language="en" fo:country="US"/>
    </style:style>
    <style:style style:name="TableCell125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26" style:parent-style-name="TableContents" style:family="paragraph">
      <style:text-properties fo:language="en" fo:country="US"/>
    </style:style>
    <style:style style:name="TableCell127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28" style:parent-style-name="TableContents" style:family="paragraph">
      <style:text-properties fo:language="en" fo:country="US"/>
    </style:style>
    <style:style style:name="TableCell129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fo:language="en" fo:country="US"/>
    </style:style>
    <style:style style:name="TableCell131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fo:language="en" fo:country="US"/>
    </style:style>
    <style:style style:name="TableCell133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fo:language="en" fo:country="US"/>
    </style:style>
    <style:style style:name="TableCell135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fo:language="en" fo:country="US"/>
    </style:style>
    <style:style style:name="TableCell137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fo:language="en" fo:country="US"/>
    </style:style>
    <style:style style:name="TableCell139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40" style:parent-style-name="TableContents" style:family="paragraph">
      <style:text-properties fo:language="en" fo:country="US"/>
    </style:style>
    <style:style style:name="TableCell141" style:family="table-cell">
      <style:table-cell-properties fo:border-top="0.0034in solid #000000" fo:border-left="0.0034in solid #000000" fo:border-bottom="none" fo:border-right="0.0034in solid #000000" fo:padding-top="0.0381in" fo:padding-left="0.0381in" fo:padding-bottom="0.0381in" fo:padding-right="0.0381in"/>
    </style:style>
    <style:style style:name="P142" style:parent-style-name="TableContents" style:family="paragraph">
      <style:text-properties fo:language="en" fo:country="US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6" style:parent-style-name="TableContents" style:family="paragraph">
      <style:text-properties fo:language="en" fo:country="US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text-properties fo:language="en" fo:country="US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text-properties fo:language="en" fo:country="US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Contents" style:family="paragraph">
      <style:text-properties fo:language="en" fo:country="US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text-properties fo:language="en" fo:country="US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text-properties fo:language="en" fo:country="US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text-properties fo:language="en" fo:country="US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text-properties fo:language="en" fo:country="US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text-properties fo:language="en" fo:country="US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text-properties fo:language="en" fo:country="US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TableContents" style:family="paragraph">
      <style:text-properties fo:language="en" fo:country="US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text-properties fo:language="en" fo:country="US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text-properties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text-properties fo:language="en" fo:country="US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text-properties fo:language="en" fo:country="US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text-properties fo:language="en" fo:country="US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fo:language="en" fo:country="US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TableContents" style:family="paragraph">
      <style:text-properties fo:language="en" fo:country="US"/>
    </style:style>
    <style:style style:name="P181" style:parent-style-name="Standard" style:family="paragraph">
      <style:paragraph-properties style:text-autospace="none" fo:margin-top="0.0694in" fo:margin-bottom="0.0826in"/>
    </style:style>
    <style:style style:name="TableColumn183" style:family="table-column">
      <style:table-column-properties style:column-width="1.3111in" style:use-optimal-column-width="false"/>
    </style:style>
    <style:style style:name="TableColumn184" style:family="table-column">
      <style:table-column-properties style:column-width="0.2923in" style:use-optimal-column-width="false"/>
    </style:style>
    <style:style style:name="TableColumn185" style:family="table-column">
      <style:table-column-properties style:column-width="0.2576in" style:use-optimal-column-width="false"/>
    </style:style>
    <style:style style:name="TableColumn186" style:family="table-column">
      <style:table-column-properties style:column-width="0.2805in" style:use-optimal-column-width="false"/>
    </style:style>
    <style:style style:name="TableColumn187" style:family="table-column">
      <style:table-column-properties style:column-width="0.2694in" style:use-optimal-column-width="false"/>
    </style:style>
    <style:style style:name="TableColumn188" style:family="table-column">
      <style:table-column-properties style:column-width="0.3277in" style:use-optimal-column-width="false"/>
    </style:style>
    <style:style style:name="TableColumn189" style:family="table-column">
      <style:table-column-properties style:column-width="0.2923in" style:use-optimal-column-width="false"/>
    </style:style>
    <style:style style:name="TableColumn190" style:family="table-column">
      <style:table-column-properties style:column-width="0.3631in" style:use-optimal-column-width="false"/>
    </style:style>
    <style:style style:name="TableColumn191" style:family="table-column">
      <style:table-column-properties style:column-width="0.2923in" style:use-optimal-column-width="false"/>
    </style:style>
    <style:style style:name="Table182" style:family="table">
      <style:table-properties style:width="3.6868in" fo:margin-left="0.0312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language="en" fo:country="US"/>
    </style:style>
    <style:style style:name="TableCell1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language="en" fo:country="US"/>
    </style:style>
    <style:style style:name="TableCell1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language="en" fo:country="US"/>
    </style:style>
    <style:style style:name="TableCell2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language="en" fo:country="US"/>
    </style:style>
    <style:style style:name="TableCell2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language="en" fo:country="US"/>
    </style:style>
    <style:style style:name="TableCell2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language="en" fo:country="US"/>
    </style:style>
    <style:style style:name="TableCell2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language="en" fo:country="US"/>
    </style:style>
    <style:style style:name="TableCell208" style:family="table-cell">
      <style:table-cell-properties fo:border="0.0034in solid #000000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language="en" fo:country="US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language="en" fo:country="US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language="en" fo:country="US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language="en" fo:country="US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language="en" fo:country="US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language="en" fo:country="US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language="en" fo:country="US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language="en" fo:country="US"/>
    </style:style>
    <style:style style:name="P229" style:parent-style-name="Standard" style:family="paragraph">
      <style:paragraph-properties style:text-autospace="none" fo:text-align="center" fo:line-height="150%"/>
    </style:style>
    <style:style style:name="TableColumn231" style:family="table-column">
      <style:table-column-properties style:column-width="6.693in" style:use-optimal-column-width="false"/>
    </style:style>
    <style:style style:name="Table230" style:family="table">
      <style:table-properties style:width="6.693in" fo:margin-left="0.0312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34in solid #000000" fo:padding-top="0.0381in" fo:padding-left="0.0381in" fo:padding-bottom="0.0381in" fo:padding-right="0.0381in"/>
    </style:style>
    <style:style style:name="P23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7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38" style:parent-style-name="Standard" style:family="paragraph">
      <style:paragraph-properties style:text-autospace="none" fo:text-align="center" fo:line-height="150%"/>
    </style:style>
    <style:style style:name="T23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4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4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4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44" style:parent-style-name="Standard" style:family="paragraph">
      <style:paragraph-properties style:text-autospace="none" fo:text-align="center" fo:line-height="150%"/>
    </style:style>
    <style:style style:name="T24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4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4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8" style:parent-style-name="Standard" style:family="paragraph">
      <style:paragraph-properties style:text-autospace="none" fo:line-height="150%"/>
    </style:style>
    <style:style style:name="P249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5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5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5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5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255" style:parent-style-name="Standard" style:family="paragraph">
      <style:paragraph-properties style:text-autospace="none" fo:line-height="150%"/>
    </style:style>
    <style:style style:name="T25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 style:font-size-complex="14pt"/>
    </style:style>
    <style:style style:name="T25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59" style:parent-style-name="Standard" style:family="paragraph">
      <style:paragraph-properties style:text-autospace="none" fo:line-height="150%"/>
    </style:style>
    <style:style style:name="T26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P264" style:parent-style-name="Standard" style:family="paragraph">
      <style:paragraph-properties style:text-autospace="none" fo:line-height="150%"/>
    </style:style>
    <style:style style:name="T26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P269" style:parent-style-name="Standard" style:family="paragraph">
      <style:paragraph-properties style:text-autospace="none" fo:line-height="150%"/>
    </style:style>
    <style:style style:name="T27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P272" style:parent-style-name="Standard" style:family="paragraph">
      <style:paragraph-properties style:text-autospace="none" fo:line-height="150%"/>
    </style:style>
    <style:style style:name="T27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P277" style:parent-style-name="Standard" style:family="paragraph">
      <style:paragraph-properties style:text-autospace="none" fo:line-height="150%"/>
    </style:style>
    <style:style style:name="T27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P282" style:parent-style-name="Standard" style:family="paragraph">
      <style:paragraph-properties style:text-autospace="none" fo:line-height="150%"/>
    </style:style>
    <style:style style:name="T28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P288" style:parent-style-name="Standard" style:family="paragraph">
      <style:paragraph-properties style:text-autospace="none" fo:text-align="justify" fo:line-height="150%"/>
    </style:style>
    <style:style style:name="T28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2" style:parent-style-name="Standard" style:family="paragraph">
      <style:paragraph-properties style:text-autospace="none" fo:text-align="justify" fo:line-height="150%" fo:text-indent="0.3625in"/>
    </style:style>
    <style:style style:name="T29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95" style:parent-style-name="Standard" style:family="paragraph">
      <style:paragraph-properties style:text-autospace="none" fo:text-align="justify" fo:line-height="150%" fo:text-indent="0.3625in"/>
    </style:style>
    <style:style style:name="T29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98" style:parent-style-name="Standard" style:family="paragraph">
      <style:paragraph-properties style:text-autospace="none" fo:text-align="justify" fo:line-height="150%" fo:text-indent="0.3625in"/>
    </style:style>
    <style:style style:name="T29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0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30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30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305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06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07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08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09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5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6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7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8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19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5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6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7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8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29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5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6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7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8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39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5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6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7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8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49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5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6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7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8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59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3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4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5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6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 fo:language="en" fo:country="US"/>
    </style:style>
    <style:style style:name="P367" style:parent-style-name="Standard" style:family="paragraph">
      <style:paragraph-properties style:text-autospace="none" fo:line-height="150%"/>
    </style:style>
    <style:style style:name="T36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36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70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371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372" style:parent-style-name="Standard" style:family="paragraph">
      <style:paragraph-properties style:text-autospace="none" fo:line-height="150%"/>
      <style:text-properties style:font-name-asian="Times New Roman" style:font-name-complex="Times New Roman" fo:font-size="14pt" style:font-size-asian="14pt" style:font-size-complex="14pt"/>
    </style:style>
    <style:style style:name="P373" style:parent-style-name="Standard" style:family="paragraph">
      <style:paragraph-properties style:text-autospace="none" fo:text-align="center" fo:line-height="150%"/>
      <style:text-properties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<text:s/>«Ульяновский государственный технический университет»</text:p>
      <text:p text:style-name="P5">Кафедра «Вычислительная техника»</text:p>
      <text:p text:style-name="P6">Дисциплина «Основы информационных технологий»</text:p>
      <text:p text:style-name="P7"/>
      <text:p text:style-name="P8"/>
      <text:p text:style-name="P9"/>
      <text:p text:style-name="P10"/>
      <text:p text:style-name="P11"/>
      <text:p text:style-name="P12"><text:span text:style-name="T13">Лабораторная<text:s/></text:span><text:span text:style-name="T14">№</text:span><text:span text:style-name="T15">1</text:span></text:p>
      <text:p text:style-name="P16"/>
      <text:p text:style-name="P17"><text:span text:style-name="T18">«Шифр с паролем»</text:span></text:p>
      <text:p text:style-name="P19">Вариант 1.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Выполнил студент</text:p>
      <text:p text:style-name="P30">группы ИВТбд-11</text:p>
      <text:p text:style-name="P31">Каршибоев Я.Ш</text:p>
      <text:p text:style-name="P32">Проверил: Валюх В.В.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Ульяновск, 2022</text:p>
      <text:p text:style-name="P49"><text:soft-page-break/><text:span text:style-name="T50">1.</text:span><text:span text:style-name="T51">Общие сведения о лабораторной работе</text:span></text:p>
      <text:p text:style-name="P52">Цель работы:</text:p>
      <text:p text:style-name="P53">Реализовать шифрование и<text:s/>дешифрование с помощью языка программирования.</text:p>
      <text:p text:style-name="P54">Задание:</text:p>
      <text:p text:style-name="P55">Написать программу, позволяющую шифровать и дешифровывать сообщения по определенному алгоритму.</text:p>
      <text:p text:style-name="P56">Теоретическое описание метода шифрования</text:p>
      <text:p text:style-name="P57"><text:span text:style-name="T58">Для использования простейшего варианта шифра с паролем<text:s/></text:span><text:span text:style-name="T59">необходимо составить специальную таблицу. Но сначала следует выбрать ключевое слово или пароль. Например при шифровании открытого текста<text:s/></text:span><text:span text:style-name="T60">«</text:span><text:span text:style-name="T61">hello</text:span><text:span text:style-name="T62"><text:s/></text:span><text:span text:style-name="T63">world</text:span><text:span text:style-name="T64">»</text:span><text:span text:style-name="T65"><text:s/>с помощью данного шифра в качестве пароля можно использовать слово «</text:span><text:span text:style-name="T66">water</text:span><text:span text:style-name="T67">».</text:span></text:p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Исходный текст</text:span><text:span text:style-name="T74">-</text:span><text:span text:style-name="T75"><text:s/></text:span><text:span text:style-name="T76">hello world</text:span></text:p>
          </table:table-cell>
        </table:table-row>
        <table:table-row table:style-name="TableRow77">
          <table:table-cell table:style-name="TableCell78">
            <text:p text:style-name="P79"><text:span text:style-name="T80">Пароль-water</text:span></text:p>
          </table:table-cell>
        </table:table-row>
      </table:table>
      <text:p text:style-name="P81"><text:span text:style-name="T82">Теперь в оставшиеся клетки второй строчки необходимо вписать оставшиеся буквы алфавита, то есть те буквы, которых нет в пароле. В окончательном варианте для пароля «</text:span><text:span text:style-name="T83">water</text:span><text:span text:style-name="T84">» шифровальная таблица будет выглядеть вот так:</text:span>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TableContents">Буквы открытого текста</text:p>
          </table:table-cell>
          <table:table-cell table:style-name="TableCell107">
            <text:p text:style-name="P108">a</text:p>
          </table:table-cell>
          <table:table-cell table:style-name="TableCell109">
            <text:p text:style-name="P110">b</text:p>
          </table:table-cell>
          <table:table-cell table:style-name="TableCell111">
            <text:p text:style-name="P112">c</text:p>
          </table:table-cell>
          <table:table-cell table:style-name="TableCell113">
            <text:p text:style-name="P114">d</text:p>
          </table:table-cell>
          <table:table-cell table:style-name="TableCell115">
            <text:p text:style-name="P116">e</text:p>
          </table:table-cell>
          <table:table-cell table:style-name="TableCell117">
            <text:p text:style-name="P118">f</text:p>
          </table:table-cell>
          <table:table-cell table:style-name="TableCell119">
            <text:p text:style-name="P120">g</text:p>
          </table:table-cell>
          <table:table-cell table:style-name="TableCell121">
            <text:p text:style-name="P122">h</text:p>
          </table:table-cell>
          <table:table-cell table:style-name="TableCell123">
            <text:p text:style-name="P124">i</text:p>
          </table:table-cell>
          <table:table-cell table:style-name="TableCell125">
            <text:p text:style-name="P126">j</text:p>
          </table:table-cell>
          <table:table-cell table:style-name="TableCell127">
            <text:p text:style-name="P128">k</text:p>
          </table:table-cell>
          <table:table-cell table:style-name="TableCell129">
            <text:p text:style-name="P130">l</text:p>
          </table:table-cell>
          <table:table-cell table:style-name="TableCell131">
            <text:p text:style-name="P132">m</text:p>
          </table:table-cell>
          <table:table-cell table:style-name="TableCell133">
            <text:p text:style-name="P134">n</text:p>
          </table:table-cell>
          <table:table-cell table:style-name="TableCell135">
            <text:p text:style-name="P136">o</text:p>
          </table:table-cell>
          <table:table-cell table:style-name="TableCell137">
            <text:p text:style-name="P138">p</text:p>
          </table:table-cell>
          <table:table-cell table:style-name="TableCell139">
            <text:p text:style-name="P140">q</text:p>
          </table:table-cell>
          <table:table-cell table:style-name="TableCell141">
            <text:p text:style-name="P142">r</text:p>
          </table:table-cell>
        </table:table-row>
        <table:table-row table:style-name="TableRow143">
          <table:table-cell table:style-name="TableCell144">
            <text:p text:style-name="TableContents"><text:s text:c="6"/>Пароль</text:p>
          </table:table-cell>
          <table:table-cell table:style-name="TableCell145">
            <text:p text:style-name="P146">w</text:p>
          </table:table-cell>
          <table:table-cell table:style-name="TableCell147">
            <text:p text:style-name="P148">a</text:p>
          </table:table-cell>
          <table:table-cell table:style-name="TableCell149">
            <text:p text:style-name="P150">t</text:p>
          </table:table-cell>
          <table:table-cell table:style-name="TableCell151">
            <text:p text:style-name="P152">e</text:p>
          </table:table-cell>
          <table:table-cell table:style-name="TableCell153">
            <text:p text:style-name="P154">r</text:p>
          </table:table-cell>
          <table:table-cell table:style-name="TableCell155">
            <text:p text:style-name="P156">b</text:p>
          </table:table-cell>
          <table:table-cell table:style-name="TableCell157">
            <text:p text:style-name="P158">c</text:p>
          </table:table-cell>
          <table:table-cell table:style-name="TableCell159">
            <text:p text:style-name="P160">d</text:p>
          </table:table-cell>
          <table:table-cell table:style-name="TableCell161">
            <text:p text:style-name="P162">f</text:p>
          </table:table-cell>
          <table:table-cell table:style-name="TableCell163">
            <text:p text:style-name="P164">g</text:p>
          </table:table-cell>
          <table:table-cell table:style-name="TableCell165">
            <text:p text:style-name="P166">h</text:p>
          </table:table-cell>
          <table:table-cell table:style-name="TableCell167">
            <text:p text:style-name="P168">i</text:p>
          </table:table-cell>
          <table:table-cell table:style-name="TableCell169">
            <text:p text:style-name="P170">j</text:p>
          </table:table-cell>
          <table:table-cell table:style-name="TableCell171">
            <text:p text:style-name="P172">k</text:p>
          </table:table-cell>
          <table:table-cell table:style-name="TableCell173">
            <text:p text:style-name="P174">l</text:p>
          </table:table-cell>
          <table:table-cell table:style-name="TableCell175">
            <text:p text:style-name="P176">m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>o</text:p>
          </table:table-cell>
        </table:table-row>
      </table:table>
      <text:p text:style-name="P181"/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TableContents">Буквы открытого</text:p>
            <text:p text:style-name="TableContents">текста</text:p>
          </table:table-cell>
          <table:table-cell table:style-name="TableCell194">
            <text:p text:style-name="P195">s</text:p>
          </table:table-cell>
          <table:table-cell table:style-name="TableCell196">
            <text:p text:style-name="P197">t</text:p>
          </table:table-cell>
          <table:table-cell table:style-name="TableCell198">
            <text:p text:style-name="P199">u</text:p>
          </table:table-cell>
          <table:table-cell table:style-name="TableCell200">
            <text:p text:style-name="P201">v</text:p>
          </table:table-cell>
          <table:table-cell table:style-name="TableCell202">
            <text:p text:style-name="P203">w</text:p>
          </table:table-cell>
          <table:table-cell table:style-name="TableCell204">
            <text:p text:style-name="P205">x</text:p>
          </table:table-cell>
          <table:table-cell table:style-name="TableCell206">
            <text:p text:style-name="P207">y</text:p>
          </table:table-cell>
          <table:table-cell table:style-name="TableCell208">
            <text:p text:style-name="P209">z</text:p>
          </table:table-cell>
        </table:table-row>
        <table:table-row table:style-name="TableRow210">
          <table:table-cell table:style-name="TableCell211">
            <text:p text:style-name="P212">Пароль</text:p>
          </table:table-cell>
          <table:table-cell table:style-name="TableCell213">
            <text:p text:style-name="P214">p</text:p>
          </table:table-cell>
          <table:table-cell table:style-name="TableCell215">
            <text:p text:style-name="P216">q</text:p>
          </table:table-cell>
          <table:table-cell table:style-name="TableCell217">
            <text:p text:style-name="P218">s</text:p>
          </table:table-cell>
          <table:table-cell table:style-name="TableCell219">
            <text:p text:style-name="P220">u</text:p>
          </table:table-cell>
          <table:table-cell table:style-name="TableCell221">
            <text:p text:style-name="P222">v</text:p>
          </table:table-cell>
          <table:table-cell table:style-name="TableCell223">
            <text:p text:style-name="P224">x</text:p>
          </table:table-cell>
          <table:table-cell table:style-name="TableCell225">
            <text:p text:style-name="P226">y</text:p>
          </table:table-cell>
          <table:table-cell table:style-name="TableCell227">
            <text:p text:style-name="P228">z</text:p>
          </table:table-cell>
        </table:table-row>
      </table:table>
      <text:p text:style-name="P229"/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Зашифрованный текст - driil vloie</text:p>
          </table:table-cell>
        </table:table-row>
        <table:table-row table:style-name="TableRow235">
          <table:table-cell table:style-name="TableCell236">
            <text:p text:style-name="P237">Дешифрованный текст – hello world</text:p>
          </table:table-cell>
        </table:table-row>
      </table:table>
      <text:p text:style-name="P238"><text:span text:style-name="T239">2</text:span><text:span text:style-name="T240">.</text:span><text:span text:style-name="T241">Выводы о<text:s/></text:span><text:span text:style-name="T242">проделанной работе</text:span></text:p>
      <text:p text:style-name="P243">Данная задача по реализации шифрования-дешифрования текста выполнена с помощью циклов while() , for().</text:p>
      <text:p text:style-name="P244"><text:span text:style-name="T245">3</text:span><text:span text:style-name="T246">.</text:span><text:span text:style-name="T247">Тестирование</text:span></text:p>
      <text:p text:style-name="P248"/>
      <text:soft-page-break/>
      <text:p text:style-name="P249">Входные данные:</text:p>
      <text:p text:style-name="P250">Исходный текст – hello world</text:p>
      <text:p text:style-name="P251">Пароль – water</text:p>
      <text:p text:style-name="P252">Выходные данные:</text:p>
      <text:p text:style-name="P253">Зашифрованный текст - driil vloie</text:p>
      <text:p text:style-name="P254">Дешифрованный текст – hello world</text:p>
      <text:p text:style-name="P255"><text:span text:style-name="T256">Тест<text:s/></text:span><text:span text:style-name="T257">№</text:span><text:span text:style-name="T258">2</text:span></text:p>
      <text:p text:style-name="P259"><text:span text:style-name="T260">Входные</text:span><text:span text:style-name="T261"><text:s/></text:span><text:span text:style-name="T262">данные</text:span><text:span text:style-name="T263">:</text:span></text:p>
      <text:p text:style-name="P264"><text:span text:style-name="T265">Исходный</text:span><text:span text:style-name="T266"><text:s/></text:span><text:span text:style-name="T267">текст</text:span><text:span text:style-name="T268"><text:s/>– London is the capital of Great Britain</text:span></text:p>
      <text:p text:style-name="P269"><text:span text:style-name="T270">Пароль</text:span><text:span text:style-name="T271"><text:s/>– Moscow</text:span></text:p>
      <text:p text:style-name="P272"><text:span text:style-name="T273">Выходные</text:span><text:span text:style-name="T274"><text:s/></text:span><text:span text:style-name="T275">данные</text:span><text:span text:style-name="T276">:</text:span></text:p>
      <text:p text:style-name="P277"><text:span text:style-name="T278">Зашифрованный</text:span><text:span text:style-name="T279"><text:s/></text:span><text:span text:style-name="T280">текст</text:span><text:span text:style-name="T281"><text:s/>- Ljicji dn pbo sMkdpMg jw GmoMp BmdpMdi</text:span></text:p>
      <text:p text:style-name="P282"><text:span text:style-name="T283">Дешифрованный</text:span><text:span text:style-name="T284"><text:s/></text:span><text:span text:style-name="T285">текст</text:span><text:span text:style-name="T286"><text:s/>– London is the capital of Great<text:s/></text:span><text:span text:style-name="T287">Britain</text:span></text:p>
      <text:p text:style-name="P288"><text:span text:style-name="T289">4</text:span><text:span text:style-name="T290">.</text:span><text:span text:style-name="T291">Особенности реализации</text:span></text:p>
      <text:p text:style-name="P292"><text:span text:style-name="T293">1.<text:s/></text:span><text:span text:style-name="T294">Первая строка таблицы заполняется алфавитом.</text:span></text:p>
      <text:p text:style-name="P295"><text:span text:style-name="T296">2.<text:s/></text:span><text:span text:style-name="T297">Во вторую строку сначала вписывается выбранный пароль, а затем алфавит, за исключением тех букв, которые уже есть в пароле.</text:span></text:p>
      <text:p text:style-name="P298"><text:span text:style-name="T299">3.<text:s/></text:span><text:span text:style-name="T300">Чтобы зашифровать сообщение нужно соотнести<text:s/></text:span><text:span text:style-name="T301">букву первой строки и соответствующую ей по столбцу букву второй строки. Выписать соответствующие буквы из второй строки.</text:span></text:p>
      <text:p text:style-name="P302">Программа, осуществляющая шифрование - дешифрование:</text:p>
      <text:p text:style-name="P303"/>
      <text:p text:style-name="P304"/>
      <text:p text:style-name="P305">#include &lt;stdio.h&gt;</text:p>
      <text:p text:style-name="P306">#include &lt;string.h&gt;</text:p>
      <text:p text:style-name="P307">int main()</text:p>
      <text:p text:style-name="P308">{</text:p>
      <text:p text:style-name="P309"><text:tab/>char a[100], b[100];</text:p>
      <text:p text:style-name="P310"><text:tab/>char<text:s/>pass[26];</text:p>
      <text:p text:style-name="P311"><text:tab/>char m[2][26];</text:p>
      <text:soft-page-break/>
      <text:p text:style-name="P312"><text:tab/>printf("Enter text: ");</text:p>
      <text:p text:style-name="P313"><text:tab/>gets_s(a);</text:p>
      <text:p text:style-name="P314"/>
      <text:p text:style-name="P315"><text:tab/>printf("Enter password: ");</text:p>
      <text:p text:style-name="P316"><text:tab/>gets_s(pass);</text:p>
      <text:p text:style-name="P317"><text:tab/>int i;</text:p>
      <text:p text:style-name="P318"><text:tab/>for (i = 0; i &lt;<text:s/>26; i++)</text:p>
      <text:p text:style-name="P319"><text:tab/>{</text:p>
      <text:p text:style-name="P320"><text:tab/><text:tab/>m[0][i] = 'a' + i;</text:p>
      <text:p text:style-name="P321"><text:tab/><text:tab/>m[1][i] = '\0';</text:p>
      <text:p text:style-name="P322"><text:tab/>}</text:p>
      <text:p text:style-name="P323"><text:tab/>int j = 0;</text:p>
      <text:p text:style-name="P324"><text:tab/>i = 0;</text:p>
      <text:p text:style-name="P325"><text:tab/>while (pass[i] != '\0')</text:p>
      <text:p text:style-name="P326"><text:tab/>{</text:p>
      <text:p text:style-name="P327"><text:tab/><text:tab/>m[1][i] = pass[i];</text:p>
      <text:p text:style-name="P328"><text:tab/><text:tab/>i++;</text:p>
      <text:p text:style-name="P329"><text:tab/>}</text:p>
      <text:p text:style-name="P330"><text:tab/>while (i &lt; 26)</text:p>
      <text:p text:style-name="P331"><text:tab/>{</text:p>
      <text:p text:style-name="P332"><text:tab/><text:tab/>if (strchr(pass, m[0][j]) != NULL)</text:p>
      <text:p text:style-name="P333"><text:tab/><text:tab/><text:tab/>j++;</text:p>
      <text:p text:style-name="P334"><text:tab/><text:tab/>else</text:p>
      <text:p text:style-name="P335"><text:tab/><text:tab/>{</text:p>
      <text:p text:style-name="P336"><text:tab/><text:tab/><text:tab/>m[1][i] = m[0][j];</text:p>
      <text:p text:style-name="P337"><text:tab/><text:tab/><text:tab/>i++;</text:p>
      <text:p text:style-name="P338"><text:tab/><text:tab/><text:tab/>j++;</text:p>
      <text:p text:style-name="P339"><text:tab/><text:tab/>}</text:p>
      <text:p text:style-name="P340"><text:tab/>}</text:p>
      <text:p text:style-name="P341"><text:tab/>for (int i = 0; i &lt; 26; i++)</text:p>
      <text:soft-page-break/>
      <text:p text:style-name="P342"><text:tab/><text:tab/>printf("%c ", m[0][i]);</text:p>
      <text:p text:style-name="P343"><text:tab/>printf("\n");</text:p>
      <text:p text:style-name="P344"><text:tab/>for (int i = 0; i &lt; 26; i++)</text:p>
      <text:p text:style-name="P345"><text:tab/><text:tab/>printf("%c ", m[1][i]);</text:p>
      <text:p text:style-name="P346"><text:tab/>printf("\n");</text:p>
      <text:p text:style-name="P347"><text:tab/>i = 0;</text:p>
      <text:p text:style-name="P348"><text:tab/>while (a[i] != '\0')</text:p>
      <text:p text:style-name="P349"><text:tab/>{</text:p>
      <text:p text:style-name="P350"><text:tab/><text:tab/>if (a[i] &gt;= 97 &amp;&amp;<text:s/>a[i] &lt;= 122)</text:p>
      <text:p text:style-name="P351"><text:tab/><text:tab/><text:tab/>b[i] = m[1][a[i] - 97];</text:p>
      <text:p text:style-name="P352"><text:tab/><text:tab/>else</text:p>
      <text:p text:style-name="P353"><text:tab/><text:tab/><text:tab/>b[i] = a[i];</text:p>
      <text:p text:style-name="P354"><text:tab/><text:tab/>i++;</text:p>
      <text:p text:style-name="P355"><text:tab/>}</text:p>
      <text:p text:style-name="P356"><text:tab/>b[i] = '\0';</text:p>
      <text:p text:style-name="P357"><text:tab/>puts(b);</text:p>
      <text:p text:style-name="P358"><text:tab/>while (a[i] != '\0')</text:p>
      <text:p text:style-name="P359"><text:tab/>{</text:p>
      <text:p text:style-name="P360"><text:tab/><text:tab/>if (b[i] &gt;= 97 &amp;&amp; b[i] &lt;= 122)</text:p>
      <text:p text:style-name="P361"><text:tab/><text:tab/><text:tab/>a[i] = m[0][b[i] - 97];</text:p>
      <text:p text:style-name="P362"><text:tab/><text:tab/>else</text:p>
      <text:p text:style-name="P363"><text:tab/><text:tab/><text:tab/>a[i] = b[i];</text:p>
      <text:p text:style-name="P364"><text:tab/><text:tab/>i++;</text:p>
      <text:p text:style-name="P365"><text:tab/>}</text:p>
      <text:p text:style-name="P366"><text:tab/>a[i] = '\0';</text:p>
      <text:p text:style-name="P367"><text:span text:style-name="T368"><text:tab/></text:span><text:span text:style-name="T369">puts(a);</text:span></text:p>
      <text:p text:style-name="P370"><text:tab/>getchar();</text:p>
      <text:p text:style-name="P371"><text:tab/>return 0;</text:p>
      <text:p text:style-name="P372">}</text:p>
      <text:p text:style-name="P3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Qarshiboev Yashnarbek</meta:initial-creator>
    <dc:creator>qarshiboevyashnarbek0726@gmail.com</dc:creator>
    <meta:creation-date>2022-11-03T13:20:00Z</meta:creation-date>
    <dc:date>2023-04-04T06:22:00Z</dc:date>
    <meta:template xlink:href="Normal.dotm" xlink:type="simple"/>
    <meta:editing-cycles>1</meta:editing-cycles>
    <meta:editing-duration>PT5400S</meta:editing-duration>
    <meta:document-statistic meta:page-count="5" meta:paragraph-count="6" meta:word-count="504" meta:character-count="3371" meta:row-count="23" meta:non-whitespace-character-count="2873"/>
  </office:meta>
</office:document-meta>
</file>